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style="normal" fo:font-weight="normal" officeooo:rsid="0003e6a7" officeooo:paragraph-rsid="0005684d" style:font-style-asian="normal" style:font-weight-asian="normal" style:font-style-complex="normal" style:font-weight-complex="normal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weight="bold" officeooo:rsid="0003e6a7" officeooo:paragraph-rsid="0003e6a7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weight="normal" officeooo:rsid="0003e6a7" officeooo:paragraph-rsid="0003e6a7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officeooo:paragraph-rsid="0005684d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style:page-number="auto" fo:background-color="transparent"/>
      <style:text-properties style:font-name="Verdana" fo:font-weight="bold" officeooo:rsid="0003e6a7" officeooo:paragraph-rsid="0003e6a7" style:font-weight-asian="bold" style:font-weight-complex="bold"/>
    </style:style>
    <style:style style:name="P6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71fbe" officeooo:paragraph-rsid="00071fbe" style:font-style-asian="normal" style:font-weight-asian="normal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842f1" officeooo:paragraph-rsid="00075d20" style:font-style-asian="normal" style:font-weight-asian="normal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0bd468" officeooo:paragraph-rsid="000bd468" style:font-style-asian="normal" style:font-weight-asian="bold" style:font-style-complex="normal" style:font-weight-complex="bold"/>
    </style:style>
    <style:style style:name="P9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P10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fo:font-weight="bold" officeooo:rsid="000a5aa2" officeooo:paragraph-rsid="000a5aa2" style:font-style-asian="normal" style:font-weight-asian="bold" style:font-style-complex="normal" style:font-weight-complex="bold"/>
    </style:style>
    <style:style style:name="P11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paragraph-rsid="000a5aa2"/>
    </style:style>
    <style:style style:name="P12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weight="bold" officeooo:rsid="000ae350" officeooo:paragraph-rsid="000ae350" style:font-weight-asian="bold" style:font-weight-complex="bold"/>
    </style:style>
    <style:style style:name="P13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5684d" officeooo:paragraph-rsid="0005684d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5684d" officeooo:paragraph-rsid="00071fbe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71fbe" officeooo:paragraph-rsid="00071fbe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842f1" officeooo:paragraph-rsid="00075d20" style:font-style-asian="normal" style:font-weight-asian="normal" style:font-style-complex="normal" style:font-weight-complex="normal"/>
    </style:style>
    <style:style style:name="P17" style:family="paragraph" style:parent-style-name="Standard" style:list-style-name="L3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e54e5" officeooo:paragraph-rsid="000e54e5" style:font-style-asian="normal" style:font-weight-asian="normal" style:font-style-complex="normal" style:font-weight-complex="normal"/>
    </style:style>
    <style:style style:name="P18" style:family="paragraph" style:parent-style-name="Standard" style:list-style-name="L3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fdd03" officeooo:paragraph-rsid="000fdd03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a5aa2" officeooo:paragraph-rsid="000a5aa2" style:font-style-asian="normal" style:font-weight-asian="normal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0bd468" officeooo:paragraph-rsid="000bd468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line-height="200%" fo:text-align="center" style:justify-single-word="false"/>
      <style:text-properties style:font-name="Verdana" fo:font-weight="bold" officeooo:rsid="0003e6a7" officeooo:paragraph-rsid="0003e6a7" style:font-weight-asian="bold" style:font-weight-complex="bold"/>
    </style:style>
    <style:style style:name="P22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rsid="0005684d" officeooo:paragraph-rsid="0005684d"/>
    </style:style>
    <style:style style:name="P23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5684d" officeooo:paragraph-rsid="00071fbe" style:font-style-asian="normal" style:font-style-complex="normal"/>
    </style:style>
    <style:style style:name="P24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1fbe" officeooo:paragraph-rsid="00071fbe" style:font-style-asian="normal" style:font-style-complex="normal"/>
    </style:style>
    <style:style style:name="P25" style:family="paragraph" style:parent-style-name="Standard" style:list-style-name="L2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P26" style:family="paragraph" style:parent-style-name="Standard" style:list-style-name="L3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fdd03" officeooo:paragraph-rsid="000fdd03" style:font-style-asian="normal" style:font-style-complex="normal"/>
    </style:style>
    <style:style style:name="P27" style:family="paragraph" style:parent-style-name="Standard" style:list-style-name="L4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rsid="000a5aa2" officeooo:paragraph-rsid="000a5aa2"/>
    </style:style>
    <style:style style:name="P28" style:family="paragraph" style:parent-style-name="Standard" style:list-style-name="L5" style:master-page-name="">
      <loext:graphic-properties draw:fill="none"/>
      <style:paragraph-properties fo:margin-top="0cm" fo:margin-bottom="0cm" loext:contextual-spacing="false" fo:line-height="200%" fo:text-align="justify" style:justify-single-word="false" style:page-number="auto" fo:background-color="transparent"/>
      <style:text-properties style:font-name="Verdana" fo:font-style="normal" fo:font-weight="normal" officeooo:rsid="000ae350" officeooo:paragraph-rsid="000ae350" style:font-style-asian="normal" style:font-weight-asian="normal" style:font-style-complex="normal" style:font-weight-complex="normal"/>
    </style:style>
    <style:style style:name="P29" style:family="paragraph" style:parent-style-name="Foote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684d" style:font-style-asian="italic" style:font-style-complex="italic"/>
    </style:style>
    <style:style style:name="T3" style:family="text">
      <style:text-properties fo:font-style="italic" fo:font-weight="normal" officeooo:rsid="001124c1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5684d"/>
    </style:style>
    <style:style style:name="T6" style:family="text">
      <style:text-properties style:font-name="Verdana"/>
    </style:style>
    <style:style style:name="T7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Verdana" fo:font-style="normal" fo:font-weight="normal" officeooo:rsid="0005684d" style:font-style-asian="normal" style:font-weight-asian="normal" style:font-style-complex="normal" style:font-weight-complex="normal"/>
    </style:style>
    <style:style style:name="T9" style:family="text">
      <style:text-properties style:font-name="Verdana" fo:font-style="normal" fo:font-weight="normal" officeooo:rsid="00071fbe" style:font-style-asian="normal" style:font-weight-asian="normal" style:font-style-complex="normal" style:font-weight-complex="normal"/>
    </style:style>
    <style:style style:name="T10" style:family="text">
      <style:text-properties style:font-name="Verdana" fo:font-style="normal" fo:font-weight="normal" officeooo:rsid="000a5aa2" style:font-style-asian="normal" style:font-weight-asian="normal" style:font-style-complex="normal" style:font-weight-complex="normal"/>
    </style:style>
    <style:style style:name="T11" style:family="text">
      <style:text-properties style:font-name="Verdana" fo:font-style="normal" fo:font-weight="bold" officeooo:rsid="000a5aa2" style:font-style-asian="normal" style:font-weight-asian="bold" style:font-style-complex="normal" style:font-weight-complex="bold"/>
    </style:style>
    <style:style style:name="T12" style:family="text">
      <style:text-properties style:font-name="Verdana" fo:font-style="normal" style:font-style-asian="normal" style:font-style-complex="normal"/>
    </style:style>
    <style:style style:name="T13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Verdana" fo:font-style="italic" fo:font-weight="normal" officeooo:rsid="0005684d" style:font-style-asian="italic" style:font-weight-asian="normal" style:font-style-complex="italic" style:font-weight-complex="normal"/>
    </style:style>
    <style:style style:name="T15" style:family="text">
      <style:text-properties style:font-name="Verdana" fo:font-style="italic" fo:font-weight="normal" officeooo:rsid="00075d20" style:font-style-asian="italic" style:font-weight-asian="normal" style:font-style-complex="italic" style:font-weight-complex="normal"/>
    </style:style>
    <style:style style:name="T16" style:family="text">
      <style:text-properties style:font-name="Verdana" fo:font-style="italic" fo:font-weight="normal" officeooo:rsid="000842f1" style:font-style-asian="italic" style:font-weight-asian="normal" style:font-style-complex="italic" style:font-weight-complex="normal"/>
    </style:style>
    <style:style style:name="T17" style:family="text">
      <style:text-properties style:font-name="Verdana" fo:font-style="italic" fo:font-weight="normal" officeooo:rsid="000c7b21" style:font-style-asian="italic" style:font-weight-asian="normal" style:font-style-complex="italic" style:font-weight-complex="normal"/>
    </style:style>
    <style:style style:name="T18" style:family="text">
      <style:text-properties style:font-name="Verdana" fo:font-style="italic" fo:font-weight="normal" officeooo:rsid="000e54e5" style:font-style-asian="italic" style:font-weight-asian="normal" style:font-style-complex="italic" style:font-weight-complex="normal"/>
    </style:style>
    <style:style style:name="T19" style:family="text">
      <style:text-properties style:font-name="Verdana" fo:font-style="italic" style:text-underline-style="none" fo:font-weight="normal" officeooo:rsid="000842f1" style:font-style-asian="italic" style:font-weight-asian="normal" style:font-style-complex="italic" style:font-weight-complex="normal"/>
    </style:style>
    <style:style style:name="T20" style:family="text">
      <style:text-properties style:font-name="Verdana" fo:font-style="italic" style:font-style-asian="italic" style:font-style-complex="italic"/>
    </style:style>
    <style:style style:name="T21" style:family="text">
      <style:text-properties style:font-name="Verdana" fo:font-style="italic" fo:font-weight="bold" officeooo:rsid="000a5aa2" style:font-style-asian="italic" style:font-weight-asian="bold" style:font-style-complex="italic" style:font-weight-complex="bold"/>
    </style:style>
    <style:style style:name="T22" style:family="text">
      <style:text-properties style:font-name="Verdana" fo:font-weight="normal" style:font-weight-asian="normal" style:font-weight-complex="normal"/>
    </style:style>
    <style:style style:name="T23" style:family="text">
      <style:text-properties style:font-name="Verdana" fo:font-weight="normal" officeooo:rsid="00071fbe" style:font-weight-asian="normal" style:font-weight-complex="normal"/>
    </style:style>
    <style:style style:name="T24" style:family="text">
      <style:text-properties style:font-name="Verdana" fo:font-weight="normal" officeooo:rsid="00075d20" style:font-weight-asian="normal" style:font-weight-complex="normal"/>
    </style:style>
    <style:style style:name="T25" style:family="text">
      <style:text-properties style:font-name="Verdana" fo:font-weight="normal" officeooo:rsid="000842f1" style:font-weight-asian="normal" style:font-weight-complex="normal"/>
    </style:style>
    <style:style style:name="T26" style:family="text">
      <style:text-properties style:font-name="Verdana" fo:font-weight="normal" officeooo:rsid="000c7b21" style:font-weight-asian="normal" style:font-weight-complex="normal"/>
    </style:style>
    <style:style style:name="T27" style:family="text">
      <style:text-properties style:font-name="Verdana" fo:font-weight="normal" officeooo:rsid="000e54e5" style:font-weight-asian="normal" style:font-weight-complex="normal"/>
    </style:style>
    <style:style style:name="T28" style:family="text">
      <style:text-properties style:font-name="Verdana" officeooo:rsid="000842f1"/>
    </style:style>
    <style:style style:name="T29" style:family="text">
      <style:text-properties officeooo:rsid="00097d2a"/>
    </style:style>
    <style:style style:name="T30" style:family="text">
      <style:text-properties fo:font-weight="normal" officeooo:rsid="001124c1" style:font-weight-asian="normal" style:font-weight-complex="normal"/>
    </style:style>
    <style:style style:name="T31" style:family="text">
      <style:text-properties fo:font-weight="normal" officeooo:rsid="00112e2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BAB III</text:p>
      <text:p text:style-name="P21">ANALISIS DAN PERANCANGAN SISTEM</text:p>
      <text:p text:style-name="P5">3.1 Analisis sistem</text:p>
      <text:p text:style-name="P2">3.1.1 Gambaran Umum Sistem <text:span text:style-name="T2">Library</text:span></text:p>
      <text:p text:style-name="P3"><text:tab/><text:span text:style-name="T1">Library </text:span><text:span text:style-name="T4">yang dibangun merupakan pendukung dari </text:span><text:span text:style-name="T1">framework </text:span><text:span text:style-name="T4">Codeigniter untuk dapat mengakses basis data MongoDB.</text:span></text:p>
      <text:p text:style-name="P1"><text:tab/><text:span text:style-name="T1">Library</text:span> ini terdiri dari empat buah kelas yang saling terhubung dengan masing-masing kelas tersebut adalah kelas Mongoigniterbase,<text:span text:style-name="T29">Mongocursor,Mongoquery</text:span> <text:span text:style-name="T5">dan Mongocrud.</text:span></text:p>
      <text:p text:style-name="P4"><text:span text:style-name="T8"><text:tab/>Mongoigniterbase merupakan kelas untuk melakukan konfigurasi, koneksi serta perintah </text:span><text:span text:style-name="T14">DDL(Data Definition Language)</text:span><text:span text:style-name="T8"> </text:span><text:span text:style-name="T9">di</text:span><text:span text:style-name="T8"> basis data MongoDB. Kelas mongoigniterbase terdiri dari fungsi-fungsi sebagai baerikut:</text:span></text:p>
      <text:list xml:id="list3075158455210812841" text:style-name="L1">
        <text:list-item>
          <text:p text:style-name="P13">Fungsi connection_string.</text:p>
          <text:list>
            <text:list-header>
              <text:p text:style-name="P22"><text:span text:style-name="T7">Fungsi ini </text:span><text:span text:style-name="T9">digunakan</text:span><text:span text:style-name="T7"> untuk melakuakan konfigurasi </text:span><text:span text:style-name="T13">host,username </text:span><text:span text:style-name="T7">dan </text:span><text:span text:style-name="T13">password.</text:span></text:p>
            </text:list-header>
          </text:list>
        </text:list-item>
        <text:list-item>
          <text:p text:style-name="P13">Fungsi connect.</text:p>
          <text:list>
            <text:list-header>
              <text:p text:style-name="P23"><text:span text:style-name="T22">Fungsi ini </text:span><text:span text:style-name="T23">digunakan</text:span><text:span text:style-name="T22"> untuk melakukan koneksi ke basis</text:span></text:p>
              <text:p text:style-name="P14">data MongoDB. </text:p>
              <text:p text:style-name="P14"/>
            </text:list-header>
          </text:list>
        </text:list-item>
        <text:list-item>
          <text:p text:style-name="P15"><text:soft-page-break/>Fungsi drop_db.</text:p>
          <text:list>
            <text:list-header>
              <text:p text:style-name="P24"><text:span text:style-name="T22">Fungsi ini digunakan untuk menghapus </text:span><text:span text:style-name="T13">database </text:span><text:span text:style-name="T22">yang telah dibuat sebelumnya.</text:span></text:p>
            </text:list-header>
          </text:list>
        </text:list-item>
      </text:list>
      <text:p text:style-name="P6"/>
      <text:list xml:id="list160526380567515" text:continue-numbering="true" text:style-name="L1">
        <text:list-item>
          <text:p text:style-name="P15">Fungsi drop_collection.</text:p>
          <text:list>
            <text:list-header>
              <text:p text:style-name="P24"><text:span text:style-name="T22">Fungsi ini digunakan untuk menghapus </text:span><text:span text:style-name="T13">collection </text:span><text:span text:style-name="T22">beserta </text:span><text:span text:style-name="T13">document </text:span><text:span text:style-name="T22">yang terdapat pada </text:span><text:span text:style-name="T13">collection </text:span><text:span text:style-name="T22">tersebut.</text:span></text:p>
            </text:list-header>
          </text:list>
        </text:list-item>
        <text:list-item>
          <text:p text:style-name="P15">Fungsi exception.</text:p>
          <text:list>
            <text:list-header>
              <text:p text:style-name="P24"><text:span text:style-name="T22">Fungsi ini digunakan untuk menangani setiap kesalahan yang terjadi pada sistem </text:span><text:span text:style-name="T13">library.</text:span></text:p>
            </text:list-header>
          </text:list>
        </text:list-item>
        <text:list-item>
          <text:p text:style-name="P15">Fungsi _clear.</text:p>
          <text:list>
            <text:list-header>
              <text:p text:style-name="P24"><text:span text:style-name="T22">Saat di panggil fungsi ini akan mengembalikan perintah </text:span><text:span text:style-name="T15">select,update </text:span><text:span text:style-name="T24">dan </text:span><text:span text:style-name="T15">where </text:span><text:span text:style-name="T24">pada kondisi awal </text:span><text:span text:style-name="T26">(</text:span><text:span text:style-name="T17">array </text:span><text:span text:style-name="T26">kosong)</text:span><text:span text:style-name="T24">.</text:span></text:p>
            </text:list-header>
          </text:list>
        </text:list-item>
      </text:list>
      <text:p text:style-name="P9"><text:span text:style-name="T22"><text:tab/>Kelas selanjutnya yang terdapat pada </text:span><text:span text:style-name="T13">library </text:span><text:span text:style-name="T22">ini yaitu kelas mongocrud,yaitu kelas yang berisi sekumpulan fungsi untuk proses manipulasi data pada basis data MongoDB. </text:span><text:span text:style-name="T25">Kelas mongocrud terdiri dari fungsi-fungsi berikut:</text:span></text:p>
      <text:list xml:id="list2529931735158908602" text:style-name="L2">
        <text:list-item>
          <text:p text:style-name="P16">Fungsi insert.</text:p>
          <text:list>
            <text:list-header>
              <text:p text:style-name="P25"><text:span text:style-name="T25">Fungsi ini digunakan untuk melakukan proses pengisian </text:span><text:soft-page-break/><text:span text:style-name="T16">document </text:span><text:span text:style-name="T25">ke </text:span><text:span text:style-name="T16">collection.</text:span></text:p>
            </text:list-header>
          </text:list>
        </text:list-item>
        <text:list-item>
          <text:p text:style-name="P16">Fungsi update.</text:p>
          <text:list>
            <text:list-header>
              <text:p text:style-name="P25"><text:span text:style-name="T25">Fungsi ini digunakan untuk melakukan proses pengubahan </text:span><text:span text:style-name="T16">document.</text:span></text:p>
            </text:list-header>
          </text:list>
        </text:list-item>
        <text:list-item>
          <text:p text:style-name="P16">Fungsi delete.</text:p>
          <text:list>
            <text:list-header>
              <text:p text:style-name="P25"><text:span text:style-name="T25">Fungsi ini digunakan untuk melakukan proses penghapusan </text:span><text:span text:style-name="T19">document</text:span><text:span text:style-name="T25"> .</text:span></text:p>
            </text:list-header>
          </text:list>
        </text:list-item>
      </text:list>
      <text:p text:style-name="P9"><text:span text:style-name="T25"><text:tab/></text:span><text:span text:style-name="T27">Berikutnya adalah kelas mongocursor, kelas ini secara umum berisi fungsi-fungsi untuk memecah kumpulan data yang telah menjadi </text:span><text:span text:style-name="T18">array</text:span><text:span text:style-name="T27"> <text:s/>yang telah diambil dari basis data. Kelas mongocursor berisi fungsi-fungsi sebagai berikut:</text:span></text:p>
      <text:list xml:id="list8440546432155617303" text:style-name="L3">
        <text:list-item>
          <text:p text:style-name="P17">Fungsi result.</text:p>
          <text:p text:style-name="P18">Fungsi ini digunakan untuk memecah kumpulan array yang diambil dari basis data.</text:p>
        </text:list-item>
        <text:list-item>
          <text:p text:style-name="P17">Fungsi row.</text:p>
          <text:p text:style-name="P26"><text:span text:style-name="T22">Fungsi ini digunakan untuk memecah </text:span><text:span text:style-name="T13">array </text:span><text:span text:style-name="T22">yang diambil dengan kriteria tertentu.</text:span></text:p>
        </text:list-item>
        <text:list-item>
          <text:p text:style-name="P17">Fungsi count.</text:p>
          <text:p text:style-name="P26"><text:span text:style-name="T22">Fungsi ini digunakan untuk menghitung kumpulan data</text:span><text:span text:style-name="T13"> </text:span><text:span text:style-name="T22">yang diambil.</text:span></text:p>
        </text:list-item>
        <text:list-item>
          <text:p text:style-name="P18">Fungsi array to object</text:p>
          <text:p text:style-name="P26"><text:soft-page-break/><text:span text:style-name="T22">Fungsi ini mengubah bentuk data dari bentuk </text:span><text:span text:style-name="T13">array </text:span><text:span text:style-name="T22">menjadi object.</text:span></text:p>
        </text:list-item>
      </text:list>
      <text:p text:style-name="P7"/>
      <text:p text:style-name="P10"><text:span text:style-name="T28">3.</text:span><text:span text:style-name="T6">2<text:tab/>Analisis Kebutuhan</text:span></text:p>
      <text:p text:style-name="P11"><text:span text:style-name="T11">3.2.1<text:tab/>Perangkat lunak(</text:span><text:span text:style-name="T21">Software</text:span><text:span text:style-name="T11">)</text:span><text:span text:style-name="T21"> </text:span><text:span text:style-name="T11">yang digunakan</text:span></text:p>
      <text:list xml:id="list4946197296063793629" text:style-name="L4">
        <text:list-item>
          <text:p text:style-name="P27"><text:span text:style-name="T10">G</text:span><text:span text:style-name="T7">eany sebagai editor untuk membangun </text:span><text:span text:style-name="T13">library.</text:span></text:p>
        </text:list-item>
        <text:list-item>
          <text:p text:style-name="P19">Apache versi 2.4.7 digunakan sebagai server lokal.</text:p>
        </text:list-item>
        <text:list-item>
          <text:p text:style-name="P19">PHP versi 5.5.9 sebagai bahasa pemrograman yang digunakan.</text:p>
        </text:list-item>
        <text:list-item>
          <text:p text:style-name="P19">MongoDB versi 2.4.9 sebagai basis data.</text:p>
        </text:list-item>
        <text:list-item>
          <text:p text:style-name="P27"><text:span text:style-name="T7">Menggunakan </text:span><text:span text:style-name="T13">framework </text:span><text:span text:style-name="T7">Codeigniter versi 2.2.</text:span></text:p>
        </text:list-item>
        <text:list-item>
          <text:p text:style-name="P19">Chrome sebagai alat uji coba website.</text:p>
        </text:list-item>
      </text:list>
      <text:p text:style-name="P12"><text:span text:style-name="T12">3.2.2<text:tab/>Pengguna sistem </text:span><text:span text:style-name="T20">library</text:span></text:p>
      <text:list xml:id="list7434373010666115923" text:style-name="L5">
        <text:list-item>
          <text:p text:style-name="P28">Pengembang aplikasi web.</text:p>
        </text:list-item>
      </text:list>
      <text:p text:style-name="P8">3.3<text:tab/>Perancangan sistem</text:p>
      <text:p text:style-name="P8"><text:tab/><text:span text:style-name="T30">Metode perancangan yang digunakan untuk merancang sistem ini adalah pemodelan berorientasi obyek menggunakan UML(</text:span><text:span text:style-name="T3">Unified Modelling Lanugage</text:span><text:span text:style-name="T30">). Diagram UML yang digunakan untuk perancangan ini adalah </text:span><text:span text:style-name="T3">class diagram </text:span><text:span text:style-name="T30">dan </text:span><text:span text:style-name="T3">activity diagram.</text:span></text:p>
      <text:p text:style-name="P8">3.3.1<text:tab/>Class diagram</text:p>
      <text:p text:style-name="P8"><text:soft-page-break/><text:tab/><text:span text:style-name="T31">Class diagram yang terdapat pada Gambar 3.1 merepresentasikan kelas-kelas beserta fungsi dan atribut yang dibangun pada sist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0:06:57.942173517</meta:creation-date>
    <dc:date>2015-11-14T16:05:25.822850468</dc:date>
    <meta:editing-duration>PT1H53M20S</meta:editing-duration>
    <meta:editing-cycles>17</meta:editing-cycles>
    <meta:generator>LibreOffice/5.0.3.2$Linux_x86 LibreOffice_project/00m0$Build-2</meta:generator>
    <meta:document-statistic meta:table-count="0" meta:image-count="0" meta:object-count="0" meta:page-count="5" meta:paragraph-count="51" meta:word-count="436" meta:character-count="3088" meta:non-whitespace-character-count="2728"/>
  </office:meta>
</office:document-meta>
</file>